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4.28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_ij [km]</text:p>
          </table:table-cell>
          <table:table-cell table:style-name="ce1" office:value-type="string" calcext:value-type="string">
            <text:p>L [dBm]</text:p>
          </table:table-cell>
          <table:table-cell table:style-name="ce1" office:value-type="string" calcext:value-type="string">
            <text:p>P_tx [dBm]</text:p>
          </table:table-cell>
          <table:table-cell table:style-name="ce1" office:value-type="string" calcext:value-type="string">
            <text:p>SINR [dB]</text:p>
          </table:table-cell>
          <table:table-cell table:style-name="ce1" office:value-type="string" calcext:value-type="string">
            <text:p>Data rate [Mbps]</text:p>
          </table:table-cell>
          <table:table-cell table:style-name="ce1" office:value-type="string" calcext:value-type="string">
            <text:p>Portion of total area</text:p>
          </table:table-cell>
          <table:table-cell table:style-name="ce1" office:value-type="string" calcext:value-type="string">
            <text:p>Weighted harmean numerator [Mbps]</text:p>
          </table:table-cell>
          <table:table-cell/>
          <table:table-cell table:style-name="ce4" office:value-type="string" calcext:value-type="string">
            <text:p>Parameters</text:p>
          </table:table-cell>
          <table:table-cell table:number-columns-repeated="2"/>
          <table:table-cell table:style-name="ce4" office:value-type="string" calcext:value-type="string">
            <text:p>Results</text:p>
          </table:table-cell>
          <table:table-cell/>
        </table:table-row>
        <table:table-row table:style-name="ro2">
          <table:table-cell office:value-type="float" office:value="0.2" calcext:value-type="float">
            <text:p>0.2</text:p>
          </table:table-cell>
          <table:table-cell table:formula="of:=[.$J$2]+[.$J$3] * LOG10([.$A2]) - [.$J$4]" office:value-type="float" office:value="106.664149230982" calcext:value-type="float">
            <text:p>106.66</text:p>
          </table:table-cell>
          <table:table-cell table:formula="of:= [.$J$6] + [.$J$5] - [.$B2]" office:value-type="float" office:value="-59.1538492743422" calcext:value-type="float">
            <text:p>-59.15</text:p>
          </table:table-cell>
          <table:table-cell table:formula="of:= [.$C2] - [.$J$7] - [.$J$9]" office:value-type="float" office:value="45.3161507256578" calcext:value-type="float">
            <text:p>45.32</text:p>
          </table:table-cell>
          <table:table-cell office:value-type="float" office:value="10" calcext:value-type="float">
            <text:p>10.00</text:p>
          </table:table-cell>
          <table:table-cell table:formula="of:=PI()*[.$A2]^2 / [.$J$8]" office:value-type="float" office:value="0.00346020761245675" calcext:value-type="float">
            <text:p>0.00</text:p>
          </table:table-cell>
          <table:table-cell table:formula="of:=[.F2]*[.E2]^-1" office:value-type="float" office:value="0.000346020761245675" calcext:value-type="float">
            <text:p>0.00</text:p>
          </table:table-cell>
          <table:table-cell/>
          <table:table-cell office:value-type="string" calcext:value-type="string">
            <text:p>Hata A</text:p>
          </table:table-cell>
          <table:table-cell office:value-type="float" office:value="134.35" calcext:value-type="float">
            <text:p>134.35</text:p>
          </table:table-cell>
          <table:table-cell/>
          <table:table-cell office:value-type="string" calcext:value-type="string">
            <text:p>Average data rate [Mbps]</text:p>
          </table:table-cell>
          <table:table-cell table:style-name="ce3" table:formula="of:=SUM([.F2:.F18]) / SUM([.G2:.G18])" office:value-type="float" office:value="0.493643628401578" calcext:value-type="float">
            <text:p>0.49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table:formula="of:=[.$J$2]+[.$J$3] * LOG10([.$A3]) - [.$J$4]" office:value-type="float" office:value="118.398298461964" calcext:value-type="float">
            <text:p>118.40</text:p>
          </table:table-cell>
          <table:table-cell table:formula="of:= [.$J$6] + [.$J$5] - [.$B3]" office:value-type="float" office:value="-70.8879985053242" calcext:value-type="float">
            <text:p>-70.89</text:p>
          </table:table-cell>
          <table:table-cell table:formula="of:= [.$C3] - [.$J$7] - [.$J$9]" office:value-type="float" office:value="33.5820014946758" calcext:value-type="float">
            <text:p>33.58</text:p>
          </table:table-cell>
          <table:table-cell office:value-type="float" office:value="10" calcext:value-type="float">
            <text:p>10.00</text:p>
          </table:table-cell>
          <table:table-cell table:formula="of:=(PI()*[.$A3]^2 - [.$A$2]) / [.$J$8]" office:value-type="float" office:value="0.00833373899336002" calcext:value-type="float">
            <text:p>0.01</text:p>
          </table:table-cell>
          <table:table-cell table:formula="of:=[.F3]*[.E3]^-1" office:value-type="float" office:value="0.000833373899336002" calcext:value-type="float">
            <text:p>0.00</text:p>
          </table:table-cell>
          <table:table-cell/>
          <table:table-cell office:value-type="string" calcext:value-type="string">
            <text:p>Hata B</text:p>
          </table:table-cell>
          <table:table-cell office:value-type="float" office:value="38.98" calcext:value-type="float">
            <text:p>38.98</text:p>
          </table:table-cell>
          <table:table-cell/>
          <table:table-cell office:value-type="string" calcext:value-type="string">
            <text:p>Cell data rate [Mbps]</text:p>
          </table:table-cell>
          <table:table-cell table:style-name="ce3" table:formula="of:=3*[.M2]" office:value-type="float" office:value="1.48093088520473" calcext:value-type="float">
            <text:p>1.48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table:formula="of:=[.$J$2]+[.$J$3] * LOG10([.$A4]) - [.$J$4]" office:value-type="float" office:value="125.262335739954" calcext:value-type="float">
            <text:p>125.26</text:p>
          </table:table-cell>
          <table:table-cell table:formula="of:= [.$J$6] + [.$J$5] - [.$B4]" office:value-type="float" office:value="-77.7520357833146" calcext:value-type="float">
            <text:p>-77.75</text:p>
          </table:table-cell>
          <table:table-cell table:formula="of:= [.$C4] - [.$J$7] - [.$J$9]" office:value-type="float" office:value="26.7179642166854" calcext:value-type="float">
            <text:p>26.72</text:p>
          </table:table-cell>
          <table:table-cell office:value-type="float" office:value="10" calcext:value-type="float">
            <text:p>10.00</text:p>
          </table:table-cell>
          <table:table-cell table:formula="of:=(PI()*[.$A4]^2 - [.$A$2]) / [.$J$8]" office:value-type="float" office:value="0.0256347770556438" calcext:value-type="float">
            <text:p>0.03</text:p>
          </table:table-cell>
          <table:table-cell table:formula="of:=[.F4]*[.E4]^-1" office:value-type="float" office:value="0.00256347770556438" calcext:value-type="float">
            <text:p>0.00</text:p>
          </table:table-cell>
          <table:table-cell/>
          <table:table-cell office:value-type="string" calcext:value-type="string">
            <text:p>Hata C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Number of sites</text:p>
          </table:table-cell>
          <table:table-cell table:formula="of:=CEILING([.J10]/[.M3]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table:formula="of:=[.$J$2]+[.$J$3] * LOG10([.$A5]) - [.$J$4]" office:value-type="float" office:value="130.132447692946" calcext:value-type="float">
            <text:p>130.13</text:p>
          </table:table-cell>
          <table:table-cell table:formula="of:= [.$J$6] + [.$J$5] - [.$B5]" office:value-type="float" office:value="-82.6221477363062" calcext:value-type="float">
            <text:p>-82.62</text:p>
          </table:table-cell>
          <table:table-cell table:formula="of:= [.$C5] - [.$J$7] - [.$J$9]" office:value-type="float" office:value="21.8478522636938" calcext:value-type="float">
            <text:p>21.85</text:p>
          </table:table-cell>
          <table:table-cell office:value-type="float" office:value="10" calcext:value-type="float">
            <text:p>10.00</text:p>
          </table:table-cell>
          <table:table-cell table:formula="of:=(PI()*[.$A5]^2 - [.$A$2]) / [.$J$8]" office:value-type="float" office:value="0.049856230342841" calcext:value-type="float">
            <text:p>0.05</text:p>
          </table:table-cell>
          <table:table-cell table:formula="of:=[.F5]*[.E5]^-1" office:value-type="float" office:value="0.0049856230342841" calcext:value-type="float">
            <text:p>0.00</text:p>
          </table:table-cell>
          <table:table-cell/>
          <table:table-cell office:value-type="string" calcext:value-type="string">
            <text:p>G_rx [dBm]</text:p>
          </table:table-cell>
          <table:table-cell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.0</text:p>
          </table:table-cell>
          <table:table-cell table:formula="of:=[.$J$2]+[.$J$3] * LOG10([.$A6]) - [.$J$4]" office:value-type="float" office:value="133.91" calcext:value-type="float">
            <text:p>133.91</text:p>
          </table:table-cell>
          <table:table-cell table:formula="of:= [.$J$6] + [.$J$5] - [.$B6]" office:value-type="float" office:value="-86.3997000433602" calcext:value-type="float">
            <text:p>-86.40</text:p>
          </table:table-cell>
          <table:table-cell table:formula="of:= [.$C6] - [.$J$7] - [.$J$9]" office:value-type="float" office:value="18.0702999566398" calcext:value-type="float">
            <text:p>18.07</text:p>
          </table:table-cell>
          <table:table-cell office:value-type="float" office:value="8.5" calcext:value-type="float">
            <text:p>8.50</text:p>
          </table:table-cell>
          <table:table-cell table:formula="of:=(PI()*[.$A6]^2 - [.$A$2]) / [.$J$8]" office:value-type="float" office:value="0.0809980988549517" calcext:value-type="float">
            <text:p>0.08</text:p>
          </table:table-cell>
          <table:table-cell table:formula="of:=[.F6]*[.E6]^-1" office:value-type="float" office:value="0.00952918810058256" calcext:value-type="float">
            <text:p>0.01</text:p>
          </table:table-cell>
          <table:table-cell/>
          <table:table-cell office:value-type="string" calcext:value-type="string">
            <text:p>EIRP [dBm]</text:p>
          </table:table-cell>
          <table:table-cell office:value-type="float" office:value="47.5102999566398" calcext:value-type="float">
            <text:p>47.51</text:p>
          </table:table-cell>
          <table:table-cell table:number-columns-repeated="3"/>
        </table:table-row>
        <table:table-row table:style-name="ro2">
          <table:table-cell office:value-type="float" office:value="1.2" calcext:value-type="float">
            <text:p>1.2</text:p>
          </table:table-cell>
          <table:table-cell table:formula="of:=[.$J$2]+[.$J$3] * LOG10([.$A7]) - [.$J$4]" office:value-type="float" office:value="136.996484970936" calcext:value-type="float">
            <text:p>137.00</text:p>
          </table:table-cell>
          <table:table-cell table:formula="of:= [.$J$6] + [.$J$5] - [.$B7]" office:value-type="float" office:value="-89.4861850142966" calcext:value-type="float">
            <text:p>-89.49</text:p>
          </table:table-cell>
          <table:table-cell table:formula="of:= [.$C7] - [.$J$7] - [.$J$9]" office:value-type="float" office:value="14.9838149857034" calcext:value-type="float">
            <text:p>14.98</text:p>
          </table:table-cell>
          <table:table-cell office:value-type="float" office:value="5" calcext:value-type="float">
            <text:p>5.00</text:p>
          </table:table-cell>
          <table:table-cell table:formula="of:=(PI()*[.$A7]^2 - [.$A$2]) / [.$J$8]" office:value-type="float" office:value="0.119060382591976" calcext:value-type="float">
            <text:p>0.12</text:p>
          </table:table-cell>
          <table:table-cell table:formula="of:=[.F7]*[.E7]^-1" office:value-type="float" office:value="0.0238120765183952" calcext:value-type="float">
            <text:p>0.02</text:p>
          </table:table-cell>
          <table:table-cell/>
          <table:table-cell office:value-type="string" calcext:value-type="string">
            <text:p>Noise power [dBm]</text:p>
          </table:table-cell>
          <table:table-cell office:value-type="float" office:value="-107.47" calcext:value-type="float">
            <text:p>-107.47</text:p>
          </table:table-cell>
          <table:table-cell table:number-columns-repeated="3"/>
        </table:table-row>
        <table:table-row table:style-name="ro2">
          <table:table-cell office:value-type="float" office:value="1.4" calcext:value-type="float">
            <text:p>1.4</text:p>
          </table:table-cell>
          <table:table-cell table:formula="of:=[.$J$2]+[.$J$3] * LOG10([.$A8]) - [.$J$4]" office:value-type="float" office:value="139.606070830738" calcext:value-type="float">
            <text:p>139.61</text:p>
          </table:table-cell>
          <table:table-cell table:formula="of:= [.$J$6] + [.$J$5] - [.$B8]" office:value-type="float" office:value="-92.0957708740979" calcext:value-type="float">
            <text:p>-92.10</text:p>
          </table:table-cell>
          <table:table-cell table:formula="of:= [.$C8] - [.$J$7] - [.$J$9]" office:value-type="float" office:value="12.3742291259021" calcext:value-type="float">
            <text:p>12.37</text:p>
          </table:table-cell>
          <table:table-cell office:value-type="float" office:value="2.5" calcext:value-type="float">
            <text:p>2.50</text:p>
          </table:table-cell>
          <table:table-cell table:formula="of:=(PI()*[.$A8]^2 - [.$A$2]) / [.$J$8]" office:value-type="float" office:value="0.164043081553914" calcext:value-type="float">
            <text:p>0.16</text:p>
          </table:table-cell>
          <table:table-cell table:formula="of:=[.F8]*[.E8]^-1" office:value-type="float" office:value="0.0656172326215655" calcext:value-type="float">
            <text:p>0.07</text:p>
          </table:table-cell>
          <table:table-cell/>
          <table:table-cell office:value-type="string" calcext:value-type="string">
            <text:p>Cell area [km²]</text:p>
          </table:table-cell>
          <table:table-cell table:formula="of:=PI()*3.4^2" office:value-type="float" office:value="36.316811075498" calcext:value-type="float">
            <text:p>36.32</text:p>
          </table:table-cell>
          <table:table-cell table:number-columns-repeated="3"/>
        </table:table-row>
        <table:table-row table:style-name="ro2">
          <table:table-cell office:value-type="float" office:value="1.6" calcext:value-type="float">
            <text:p>1.6</text:p>
          </table:table-cell>
          <table:table-cell table:formula="of:=[.$J$2]+[.$J$3] * LOG10([.$A9]) - [.$J$4]" office:value-type="float" office:value="141.866596923928" calcext:value-type="float">
            <text:p>141.87</text:p>
          </table:table-cell>
          <table:table-cell table:formula="of:= [.$J$6] + [.$J$5] - [.$B9]" office:value-type="float" office:value="-94.3562969672881" calcext:value-type="float">
            <text:p>-94.36</text:p>
          </table:table-cell>
          <table:table-cell table:formula="of:= [.$C9] - [.$J$7] - [.$J$9]" office:value-type="float" office:value="10.1137030327119" calcext:value-type="float">
            <text:p>10.11</text:p>
          </table:table-cell>
          <table:table-cell office:value-type="float" office:value="2.5" calcext:value-type="float">
            <text:p>2.50</text:p>
          </table:table-cell>
          <table:table-cell table:formula="of:=(PI()*[.$A9]^2 - [.$A$2]) / [.$J$8]" office:value-type="float" office:value="0.215946195740765" calcext:value-type="float">
            <text:p>0.22</text:p>
          </table:table-cell>
          <table:table-cell table:formula="of:=[.F9]*[.E9]^-1" office:value-type="float" office:value="0.086378478296306" calcext:value-type="float">
            <text:p>0.09</text:p>
          </table:table-cell>
          <table:table-cell/>
          <table:table-cell office:value-type="string" calcext:value-type="string">
            <text:p>Interference margin [dB]</text:p>
          </table:table-cell>
          <table:table-cell office:value-type="float" office:value="3" calcext:value-type="float">
            <text:p>3.00</text:p>
          </table:table-cell>
          <table:table-cell table:number-columns-repeated="3"/>
        </table:table-row>
        <table:table-row table:style-name="ro2">
          <table:table-cell office:value-type="float" office:value="1.8" calcext:value-type="float">
            <text:p>1.8</text:p>
          </table:table-cell>
          <table:table-cell table:formula="of:=[.$J$2]+[.$J$3] * LOG10([.$A10]) - [.$J$4]" office:value-type="float" office:value="143.860522248927" calcext:value-type="float">
            <text:p>143.86</text:p>
          </table:table-cell>
          <table:table-cell table:formula="of:= [.$J$6] + [.$J$5] - [.$B10]" office:value-type="float" office:value="-96.3502222922871" calcext:value-type="float">
            <text:p>-96.35</text:p>
          </table:table-cell>
          <table:table-cell table:formula="of:= [.$C10] - [.$J$7] - [.$J$9]" office:value-type="float" office:value="8.11977770771294" calcext:value-type="float">
            <text:p>8.12</text:p>
          </table:table-cell>
          <table:table-cell office:value-type="float" office:value="2.5" calcext:value-type="float">
            <text:p>2.50</text:p>
          </table:table-cell>
          <table:table-cell table:formula="of:=(PI()*[.$A10]^2 - [.$A$2]) / [.$J$8]" office:value-type="float" office:value="0.27476972515253" calcext:value-type="float">
            <text:p>0.27</text:p>
          </table:table-cell>
          <table:table-cell table:formula="of:=[.F10]*[.E10]^-1" office:value-type="float" office:value="0.109907890061012" calcext:value-type="float">
            <text:p>0.11</text:p>
          </table:table-cell>
          <table:table-cell/>
          <table:table-cell office:value-type="string" calcext:value-type="string">
            <text:p>Traffic [Mbps]</text:p>
          </table:table-cell>
          <table:table-cell office:value-type="float" office:value="20" calcext:value-type="float">
            <text:p>20.0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.0</text:p>
          </table:table-cell>
          <table:table-cell table:formula="of:=[.$J$2]+[.$J$3] * LOG10([.$A11]) - [.$J$4]" office:value-type="float" office:value="145.644149230982" calcext:value-type="float">
            <text:p>145.64</text:p>
          </table:table-cell>
          <table:table-cell table:formula="of:= [.$J$6] + [.$J$5] - [.$B11]" office:value-type="float" office:value="-98.1338492743422" calcext:value-type="float">
            <text:p>-98.13</text:p>
          </table:table-cell>
          <table:table-cell table:formula="of:= [.$C11] - [.$J$7] - [.$J$9]" office:value-type="float" office:value="6.33615072565782" calcext:value-type="float">
            <text:p>6.34</text:p>
          </table:table-cell>
          <table:table-cell office:value-type="float" office:value="1" calcext:value-type="float">
            <text:p>1.00</text:p>
          </table:table-cell>
          <table:table-cell table:formula="of:=(PI()*[.$A11]^2 - [.$A$2]) / [.$J$8]" office:value-type="float" office:value="0.340513669789208" calcext:value-type="float">
            <text:p>0.34</text:p>
          </table:table-cell>
          <table:table-cell table:formula="of:=[.F11]*[.E11]^-1" office:value-type="float" office:value="0.340513669789208" calcext:value-type="float">
            <text:p>0.34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2.2" calcext:value-type="float">
            <text:p>2.2</text:p>
          </table:table-cell>
          <table:table-cell table:formula="of:=[.$J$2]+[.$J$3] * LOG10([.$A12]) - [.$J$4]" office:value-type="float" office:value="147.25763609845" calcext:value-type="float">
            <text:p>147.26</text:p>
          </table:table-cell>
          <table:table-cell table:formula="of:= [.$J$6] + [.$J$5] - [.$B12]" office:value-type="float" office:value="-99.7473361418098" calcext:value-type="float">
            <text:p>-99.75</text:p>
          </table:table-cell>
          <table:table-cell table:formula="of:= [.$C12] - [.$J$7] - [.$J$9]" office:value-type="float" office:value="4.72266385819019" calcext:value-type="float">
            <text:p>4.72</text:p>
          </table:table-cell>
          <table:table-cell office:value-type="float" office:value="1" calcext:value-type="float">
            <text:p>1.00</text:p>
          </table:table-cell>
          <table:table-cell table:formula="of:=(PI()*[.$A12]^2 - [.$A$2]) / [.$J$8]" office:value-type="float" office:value="0.4131780296508" calcext:value-type="float">
            <text:p>0.41</text:p>
          </table:table-cell>
          <table:table-cell table:formula="of:=[.F12]*[.E12]^-1" office:value-type="float" office:value="0.4131780296508" calcext:value-type="float">
            <text:p>0.4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2.4" calcext:value-type="float">
            <text:p>2.4</text:p>
          </table:table-cell>
          <table:table-cell table:formula="of:=[.$J$2]+[.$J$3] * LOG10([.$A13]) - [.$J$4]" office:value-type="float" office:value="148.730634201918" calcext:value-type="float">
            <text:p>148.73</text:p>
          </table:table-cell>
          <table:table-cell table:formula="of:= [.$J$6] + [.$J$5] - [.$B13]" office:value-type="float" office:value="-101.220334245279" calcext:value-type="float">
            <text:p>-101.22</text:p>
          </table:table-cell>
          <table:table-cell table:formula="of:= [.$C13] - [.$J$7] - [.$J$9]" office:value-type="float" office:value="3.24966575472139" calcext:value-type="float">
            <text:p>3.25</text:p>
          </table:table-cell>
          <table:table-cell office:value-type="float" office:value="1" calcext:value-type="float">
            <text:p>1.00</text:p>
          </table:table-cell>
          <table:table-cell table:formula="of:=(PI()*[.$A13]^2 - [.$A$2]) / [.$J$8]" office:value-type="float" office:value="0.492762804737305" calcext:value-type="float">
            <text:p>0.49</text:p>
          </table:table-cell>
          <table:table-cell table:formula="of:=[.F13]*[.E13]^-1" office:value-type="float" office:value="0.492762804737305" calcext:value-type="float">
            <text:p>0.4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2.6" calcext:value-type="float">
            <text:p>2.6</text:p>
          </table:table-cell>
          <table:table-cell table:formula="of:=[.$J$2]+[.$J$3] * LOG10([.$A14]) - [.$J$4]" office:value-type="float" office:value="150.085661103902" calcext:value-type="float">
            <text:p>150.09</text:p>
          </table:table-cell>
          <table:table-cell table:formula="of:= [.$J$6] + [.$J$5] - [.$B14]" office:value-type="float" office:value="-102.575361147263" calcext:value-type="float">
            <text:p>-102.58</text:p>
          </table:table-cell>
          <table:table-cell table:formula="of:= [.$C14] - [.$J$7] - [.$J$9]" office:value-type="float" office:value="1.89463885273732" calcext:value-type="float">
            <text:p>1.89</text:p>
          </table:table-cell>
          <table:table-cell office:value-type="float" office:value="0.5" calcext:value-type="float">
            <text:p>0.50</text:p>
          </table:table-cell>
          <table:table-cell table:formula="of:=(PI()*[.$A14]^2 - [.$A$2]) / [.$J$8]" office:value-type="float" office:value="0.579267995048724" calcext:value-type="float">
            <text:p>0.58</text:p>
          </table:table-cell>
          <table:table-cell table:formula="of:=[.F14]*[.E14]^-1" office:value-type="float" office:value="1.15853599009745" calcext:value-type="float">
            <text:p>1.1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2.8" calcext:value-type="float">
            <text:p>2.8</text:p>
          </table:table-cell>
          <table:table-cell table:formula="of:=[.$J$2]+[.$J$3] * LOG10([.$A15]) - [.$J$4]" office:value-type="float" office:value="151.34022006172" calcext:value-type="float">
            <text:p>151.34</text:p>
          </table:table-cell>
          <table:table-cell table:formula="of:= [.$J$6] + [.$J$5] - [.$B15]" office:value-type="float" office:value="-103.82992010508" calcext:value-type="float">
            <text:p>-103.83</text:p>
          </table:table-cell>
          <table:table-cell table:formula="of:= [.$C15] - [.$J$7] - [.$J$9]" office:value-type="float" office:value="0.640079894920106" calcext:value-type="float">
            <text:p>0.64</text:p>
          </table:table-cell>
          <table:table-cell office:value-type="float" office:value="0.5" calcext:value-type="float">
            <text:p>0.50</text:p>
          </table:table-cell>
          <table:table-cell table:formula="of:=(PI()*[.$A15]^2 - [.$A$2]) / [.$J$8]" office:value-type="float" office:value="0.672693600585056" calcext:value-type="float">
            <text:p>0.67</text:p>
          </table:table-cell>
          <table:table-cell table:formula="of:=[.F15]*[.E15]^-1" office:value-type="float" office:value="1.34538720117011" calcext:value-type="float">
            <text:p>1.35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.0</text:p>
          </table:table-cell>
          <table:table-cell table:formula="of:=[.$J$2]+[.$J$3] * LOG10([.$A16]) - [.$J$4]" office:value-type="float" office:value="152.508186508972" calcext:value-type="float">
            <text:p>152.51</text:p>
          </table:table-cell>
          <table:table-cell table:formula="of:= [.$J$6] + [.$J$5] - [.$B16]" office:value-type="float" office:value="-104.997886552333" calcext:value-type="float">
            <text:p>-105.00</text:p>
          </table:table-cell>
          <table:table-cell table:formula="of:= [.$C16] - [.$J$7] - [.$J$9]" office:value-type="float" office:value="-0.527886552332646" calcext:value-type="float">
            <text:p>-0.53</text:p>
          </table:table-cell>
          <table:table-cell office:value-type="float" office:value="0.5" calcext:value-type="float">
            <text:p>0.50</text:p>
          </table:table-cell>
          <table:table-cell table:formula="of:=(PI()*[.$A16]^2 - [.$A$2]) / [.$J$8]" office:value-type="float" office:value="0.773039621346302" calcext:value-type="float">
            <text:p>0.77</text:p>
          </table:table-cell>
          <table:table-cell table:formula="of:=[.F16]*[.E16]^-1" office:value-type="float" office:value="1.5460792426926" calcext:value-type="float">
            <text:p>1.55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3.2" calcext:value-type="float">
            <text:p>3.2</text:p>
          </table:table-cell>
          <table:table-cell table:formula="of:=[.$J$2]+[.$J$3] * LOG10([.$A17]) - [.$J$4]" office:value-type="float" office:value="153.60074615491" calcext:value-type="float">
            <text:p>153.60</text:p>
          </table:table-cell>
          <table:table-cell table:formula="of:= [.$J$6] + [.$J$5] - [.$B17]" office:value-type="float" office:value="-106.09044619827" calcext:value-type="float">
            <text:p>-106.09</text:p>
          </table:table-cell>
          <table:table-cell table:formula="of:= [.$C17] - [.$J$7] - [.$J$9]" office:value-type="float" office:value="-1.62044619827013" calcext:value-type="float">
            <text:p>-1.62</text:p>
          </table:table-cell>
          <table:table-cell office:value-type="float" office:value="0.5" calcext:value-type="float">
            <text:p>0.50</text:p>
          </table:table-cell>
          <table:table-cell table:formula="of:=(PI()*[.$A17]^2 - [.$A$2]) / [.$J$8]" office:value-type="float" office:value="0.880306057332461" calcext:value-type="float">
            <text:p>0.88</text:p>
          </table:table-cell>
          <table:table-cell table:formula="of:=[.F17]*[.E17]^-1" office:value-type="float" office:value="1.76061211466492" calcext:value-type="float">
            <text:p>1.7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float" office:value="3.4" calcext:value-type="float">
            <text:p>3.4</text:p>
          </table:table-cell>
          <table:table-cell table:formula="of:=[.$J$2]+[.$J$3] * LOG10([.$A18]) - [.$J$4]" office:value-type="float" office:value="154.627048186307" calcext:value-type="float">
            <text:p>154.63</text:p>
          </table:table-cell>
          <table:table-cell table:formula="of:= [.$J$6] + [.$J$5] - [.$B18]" office:value-type="float" office:value="-107.116748229667" calcext:value-type="float">
            <text:p>-107.12</text:p>
          </table:table-cell>
          <table:table-cell table:formula="of:= [.$C18] - [.$J$7] - [.$J$9]" office:value-type="float" office:value="-2.6467482296673" calcext:value-type="float">
            <text:p>-2.65</text:p>
          </table:table-cell>
          <table:table-cell office:value-type="float" office:value="0.2" calcext:value-type="float">
            <text:p>0.20</text:p>
          </table:table-cell>
          <table:table-cell table:formula="of:=(PI()*[.$A18]^2 - [.$A$2]) / [.$J$8]" office:value-type="float" office:value="0.994492908543533" calcext:value-type="float">
            <text:p>0.99</text:p>
          </table:table-cell>
          <table:table-cell table:formula="of:=[.F18]*[.E18]^-1" office:value-type="float" office:value="4.97246454271767" calcext:value-type="float">
            <text:p>4.97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9" loext:min-decimal-places="19" number:min-integer-digits="1"/>
    </number:number-style>
    <number:number-style style:name="N119">
      <number:number number:decimal-places="20" loext:min-decimal-places="20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09:24:38.471876947</meta:creation-date>
    <dc:date>2022-06-23T17:15:02.970227400</dc:date>
    <meta:editing-duration>PT9M39S</meta:editing-duration>
    <meta:editing-cycles>4</meta:editing-cycles>
    <meta:generator>LibreOffice/6.4.7.2$Linux_X86_64 LibreOffice_project/40$Build-2</meta:generator>
    <meta:document-statistic meta:table-count="1" meta:cell-count="152" meta:object-count="0"/>
  </office:meta>
</office:document-meta>
</file>